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80000034A8F43602FE246B6BA.png" manifest:media-type="image/png"/>
  <manifest:file-entry manifest:full-path="Pictures/10000201000002990000034E563C28FA04394254.png" manifest:media-type="image/png"/>
  <manifest:file-entry manifest:full-path="Pictures/100002010000029300000358701849D2730204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0102c65" officeooo:paragraph-rsid="00102c65"/>
    </style:style>
    <style:style style:name="P2" style:family="paragraph" style:parent-style-name="Footer">
      <style:text-properties officeooo:rsid="000d6372" officeooo:paragraph-rsid="000d6372"/>
    </style:style>
    <style:style style:name="P3" style:family="paragraph" style:parent-style-name="Standard">
      <style:text-properties fo:font-weight="bold" officeooo:rsid="0013ebd9" officeooo:paragraph-rsid="0013ebd9" style:font-weight-asian="bold" style:font-weight-complex="bold"/>
    </style:style>
    <style:style style:name="T1" style:family="text">
      <style:text-properties officeooo:rsid="00102c6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17.433cm" svg:height="22.645cm" draw:z-index="0"><draw:image xlink:href="Pictures/100002010000029300000358701849D2730204EF.png" xlink:type="simple" xlink:show="embed" xlink:actuate="onLoad"/></draw:frame>SCREENSHOT 1 </text:p>
      <text:p text:style-name="P3"><draw:frame draw:style-name="fr1" draw:name="Image2" text:anchor-type="paragraph" svg:width="17.591cm" svg:height="22.38cm" draw:z-index="1"><draw:image xlink:href="Pictures/10000201000002990000034E563C28FA04394254.png" xlink:type="simple" xlink:show="embed" xlink:actuate="onLoad"/></draw:frame><text:soft-page-break/>SCREENSHOT 2 </text:p>
      <text:p text:style-name="P3"><draw:frame draw:style-name="fr1" draw:name="Image3" text:anchor-type="paragraph" svg:width="17.567cm" svg:height="22.274cm" draw:z-index="2"><draw:image xlink:href="Pictures/10000201000002980000034A8F43602FE246B6BA.png" xlink:type="simple" xlink:show="embed" xlink:actuate="onLoad"/></draw:frame><text:soft-page-break/>SCREENSHOT 3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51cm" style:type="center"/>
          <style:tab-stop style:position="19.704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851cm" style:type="center"/>
          <style:tab-stop style:position="19.70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2c65" officeooo:paragraph-rsid="00102c65"/>
    </style:style>
    <style:style style:name="MP2" style:family="paragraph" style:parent-style-name="Footer">
      <style:text-properties officeooo:rsid="000d6372" officeooo:paragraph-rsid="000d6372"/>
    </style:style>
    <style:style style:name="MT1" style:family="text">
      <style:text-properties officeooo:rsid="00102c65"/>
    </style:style>
    <style:page-layout style:name="Mpm1">
      <style:page-layout-properties fo:page-width="21.001cm" fo:page-height="29.7cm" style:num-format="1" style:print-orientation="portrait" fo:margin-top="2cm" fo:margin-bottom="2cm" fo:margin-left="0.871cm" fo:margin-right="0.42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NETWORK PROGRAMMING PROJECT (COMPLETE AND FULLY WORKING) <text:s/>OUTPUT !! </text:p>
      </style:header>
      <style:footer>
        <text:p text:style-name="MP2">HARSH PATHAK <text:s text:c="5"/>14115036<text:line-break/><text:span text:style-name="MT1">GITHUB USERNAME - <text:s/>harsh960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20:19:20.375533274</meta:creation-date>
    <dc:date>2017-10-09T00:29:44.501493563</dc:date>
    <meta:editing-duration>PT8M55S</meta:editing-duration>
    <meta:editing-cycles>5</meta:editing-cycles>
    <meta:generator>LibreOffice/5.1.6.2$Linux_X86_64 LibreOffice_project/10m0$Build-2</meta:generator>
    <meta:document-statistic meta:table-count="0" meta:image-count="3" meta:object-count="0" meta:page-count="3" meta:paragraph-count="5" meta:word-count="22" meta:character-count="162" meta:non-whitespace-character-count="134"/>
  </office:meta>
</office:document-meta>
</file>